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Rust概要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Rustプログラミング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配列・ベクタ・スライ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フロー制御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関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構造体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列挙型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エラーハンドリン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所有権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クレー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9-05T21:11:44.086000000</dc:date>
    <meta:editing-duration>PT2H6M24S</meta:editing-duration>
    <meta:editing-cycles>10</meta:editing-cycles>
    <meta:generator>LibreOffice/7.2.3.2$Windows_X86_64 LibreOffice_project/d166454616c1632304285822f9c83ce2e660fd92</meta:generator>
    <meta:document-statistic meta:table-count="1" meta:cell-count="60" meta:object-count="0"/>
  </office:meta>
</office:document-meta>
</file>